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7cff" officeooo:paragraph-rsid="000c7cff"/>
    </style:style>
    <style:style style:name="P2" style:family="paragraph" style:parent-style-name="Text_20_body">
      <style:text-properties officeooo:paragraph-rsid="000c7cff"/>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officeooo:rsid="000c7cf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earch Guard can be used to secure your Elasticsearch cluster by working with different industry standard authentication techniques, like Kerberos, LDAP / Active Directory, JSON web tokens, TLS certificates and Proxy authentication / SSO.</text:p>
      <text:p text:style-name="Text_20_body">Regardless of what authentication technique you select, the basic flow is as follows:</text:p>
      <text:list xml:id="list963708651819643147" text:style-name="L1">
        <text:list-item>
          <text:p text:style-name="P6">A user wants to <text:span text:style-name="Strong_20_Emphasis">access</text:span> an Elasticsearch cluster, for example by issuing a simple query. </text:p>
        </text:list-item>
        <text:list-item>
          <text:p text:style-name="P6">Search Guard retrieves the user’s <text:span text:style-name="Strong_20_Emphasis">credentials</text:span>. </text:p>
          <text:list>
            <text:list-item>
              <text:p text:style-name="P6">The authentication mechanism challenges (prompts) the user for a username and password. Or it can be extracted directly from the request HTTP headers, which could be Basic Authentication, JSON web token, or SPNEGO/Kerberos. </text:p>
            </text:list-item>
          </text:list>
        </text:list-item>
        <text:list-item>
          <text:p text:style-name="P6">Search Guard <text:span text:style-name="Strong_20_Emphasis">authenticates</text:span> the credentials against the authentication backend. </text:p>
          <text:list>
            <text:list-item>
              <text:p text:style-name="P6">This step is optional. If you use TLS client or proxy authentication, Search Guard uses the DN of a TLS certificate for authentication. </text:p>
            </text:list-item>
          </text:list>
        </text:list-item>
        <text:list-item>
          <text:p text:style-name="P6">Search Guard <text:span text:style-name="Strong_20_Emphasis">authorizes</text:span> the user by retrieving a list of user roles. </text:p>
          <text:list>
            <text:list-item>
              <text:p text:style-name="P6">Roles retrieved in this step are called <text:span text:style-name="Strong_20_Emphasis">backend roles</text:span>. Roles are optional. </text:p>
            </text:list-item>
          </text:list>
        </text:list-item>
        <text:list-item>
          <text:p text:style-name="P6">Search Guard <text:span text:style-name="Strong_20_Emphasis">maps</text:span> the user and backend roles to <text:span text:style-name="Strong_20_Emphasis">internal Search Guard roles</text:span>. </text:p>
          <text:list>
            <text:list-item>
              <text:p text:style-name="P6">Often this mapping is one-for-one, like “all”. But more likely you want to define specific roles for specific ES use cases. </text:p>
            </text:list-item>
          </text:list>
        </text:list-item>
        <text:list-item>
          <text:p text:style-name="P6">Search Guard determines the <text:span text:style-name="Strong_20_Emphasis">permissions</text:span> associated with the internal Search Guard role and decides whether the action the user wants to perform is allowed or not. </text:p>
          <text:list>
            <text:list-item>
              <text:p text:style-name="P3">If your are using document- and field-level-security, you can also apply more fine grained permissions based on document types and individual fields. </text:p>
            </text:list-item>
          </text:list>
        </text:list-item>
      </text:list>
      <text:p text:style-name="Standard"/>
      <text:p text:style-name="Standard">An credential provider can either be <text:span text:style-name="Strong_20_Emphasis">challenging</text:span> or <text:span text:style-name="Strong_20_Emphasis">non-challenging</text:span>. A challenging provider actively asks the user for his or her credentials (e.g. HTTP basic auth). A non-challenging authenticator extracts the user credentials from some other source (e.g. TLS certificate) without the need for user interaction.</text:p>
      <text:p text:style-name="Standard"/>
      <text:p text:style-name="Standard">Search Guard then <text:span text:style-name="Strong_20_Emphasis">authenticates</text:span> the credentials <text:span text:style-name="Strong_20_Emphasis">against a backend authentication module</text:span>. This step is performed by an <text:span text:style-name="Strong_20_Emphasis">Authenticator</text:span>.</text:p>
      <text:p text:style-name="Standard"/>
      <text:p text:style-name="Standard">There needs to be <text:span text:style-name="T1">at least</text:span> one authenticator configured.If not, an implicit one will be created. This will authenticate the credentials against the internal user database and use HTTP Basic Authentication.</text:p>
      <text:p text:style-name="Standard"/>
      <text:p text:style-name="P1">It also allows authentication by HTTP Header fields.</text:p>
      <text:p text:style-name="P1"/>
      <text:p text:style-name="P2"><text:span text:style-name="T2">After an authenticator has </text:span><text:span text:style-name="Strong_20_Emphasis"><text:span text:style-name="T2">verified</text:span></text:span><text:span text:style-name="T2"> a user’s </text:span><text:span text:style-name="Strong_20_Emphasis"><text:span text:style-name="T2">credentials</text:span></text:span><text:span text:style-name="T2">, an (optional) authorisation module can collect additional roles for the authenticated user from a configured backend.</text:span>These roles are called <text:span text:style-name="Strong_20_Emphasis">backend roles</text:span>.</text:p>
      <text:p text:style-name="P2">After the user is verified and roles have been retrieved, Search Guard will <text:span text:style-name="Strong_20_Emphasis">map</text:span> the <text:span text:style-name="Strong_20_Emphasis">user and any backend roles</text:span> to <text:span text:style-name="Strong_20_Emphasis">Search Guard roles</text:span>.</text:p>
      <text:p text:style-name="P2">Permissions in Search Guard are based on exactly this model. A permission defines:</text:p>
      <text:list xml:id="list4299360524876264559" text:style-name="L2">
        <text:list-item>
          <text:p text:style-name="P7">which role, </text:p>
        </text:list-item>
        <text:list-item>
          <text:p text:style-name="P7"><text:soft-page-break/>can perform which action, </text:p>
        </text:list-item>
        <text:list-item>
          <text:p text:style-name="P4">against wich cluster or index. </text:p>
        </text:list-item>
      </text:list>
      <text:p text:style-name="P2"/>
      <text:p text:style-name="P2">A definition of a permission that allows searching a particular index looks like:</text:p>
      <text:list xml:id="list5231017521260405525" text:style-name="L3">
        <text:list-item>
          <text:p text:style-name="P5"><text:span text:style-name="Source_20_Text">indices:data/read/search*</text:span> </text:p>
        </text:list-item>
      </text:list>
      <text:p text:style-name="Text_20_body">Permissions are defined per role and can be applied on a cluster or index level.</text:p>
      <text:p text:style-name="P2"/>
      <text:p text:style-name="P2">The action model of Elasticsearch, and thus the permission model of Search Guard, allows for very fine grained settings. This can lead to long lists of permission settings that you need to repeat for several roles.</text:p>
      <text:p text:style-name="P2">So you can use <text:span text:style-name="Strong_20_Emphasis">action groups</text:span> in order to avoid repeating permission definitions. An action group is an <text:span text:style-name="Strong_20_Emphasis">alias for a set of permissions</text:span>. Action groups can also be <text:span text:style-name="Strong_20_Emphasis">nested</text:span>.</text:p>
      <text:p text:style-name="P2">If you define action groups, you can use the name of the action groups in the permission settings configuration.</text:p>
      <text:p text:style-name="P2">All configuration settings for Search Guard, such as users, roles and permissions, are stored as documents in a special Search Guard index.</text:p>
      <text:p text:style-name="P2">This index is secured so that only an admin user with a special SSL certificate may write or read this index. You define one or more of these certificates, called <text:span text:style-name="Strong_20_Emphasis">admin certificates. </text:span></text:p>
      <text:p text:style-name="P2"/>
      <text:p text:style-name="P2">Keeping the configuration settings in an Elasticsearch index enables hot config reloading. This means that you can <text:span text:style-name="Strong_20_Emphasis">change any of the user, role and permission settings at runtime, without restarting your nodes</text:span>. Configuration changes will <text:span text:style-name="Strong_20_Emphasis">take effect immediately</text:span>. You can load and <text:span text:style-name="Strong_20_Emphasis">change the settings from any machine</text:span> which has access to your Elasticsearch cluster.</text:p>
      <text:p text:style-name="P2"/>
      <text:p text:style-name="P2"><text:span text:style-name="Strong_20_Emphasis">This also means that you do not need to keep any configuration files on the nodes themselves.</text:span> No more dealing with configuration files on different servers!</text:p>
      <text:p text:style-name="P2"/>
      <text:p text:style-name="P2"><text:span text:style-name="Strong_20_Emphasi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7T13:43:00.691138590</meta:creation-date>
    <dc:date>2017-07-17T19:24:48.886868679</dc:date>
    <meta:editing-duration>PT28M37S</meta:editing-duration>
    <meta:editing-cycles>2</meta:editing-cycles>
    <meta:generator>LibreOffice/4.2.8.2$Linux_X86_64 LibreOffice_project/420m0$Build-2</meta:generator>
    <meta:document-statistic meta:table-count="0" meta:image-count="0" meta:object-count="0" meta:page-count="2" meta:paragraph-count="33" meta:word-count="682" meta:character-count="4290" meta:non-whitespace-character-count="3640"/>
  </office:meta>
</office:document-meta>
</file>